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Bahnschrift" svg:font-family="Bahnschrif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Black1" fo:font-size="14pt" style:font-size-asian="14pt" style:font-size-complex="14pt"/>
    </style:style>
    <style:style style:name="P2" style:family="paragraph" style:parent-style-name="Standard">
      <style:paragraph-properties fo:text-align="start" style:justify-single-word="false"/>
      <style:text-properties style:font-name="Arial Black1" fo:font-size="16pt" style:font-size-asian="16pt" style:font-size-complex="16pt"/>
    </style:style>
    <style:style style:name="P3" style:family="paragraph" style:parent-style-name="Standard">
      <style:paragraph-properties fo:text-align="center" style:justify-single-word="false"/>
      <style:text-properties style:font-name="Arial Black1" fo:font-size="20pt" style:font-size-asian="20pt" style:font-size-complex="20pt"/>
    </style:style>
    <style:style style:name="P4" style:family="paragraph" style:parent-style-name="Text_20_body">
      <style:paragraph-properties fo:text-align="start" style:justify-single-word="false"/>
      <style:text-properties style:font-name="Arial Black1" fo:font-size="16pt" style:font-size-asian="16pt" style:font-size-complex="16pt"/>
    </style:style>
    <style:style style:name="P5" style:family="paragraph" style:parent-style-name="Text_20_body">
      <style:paragraph-properties fo:text-align="start" style:justify-single-word="false"/>
      <style:text-properties style:font-name="Arial Black1" fo:font-size="14pt" style:font-size-asian="14pt" style:font-size-complex="14pt"/>
    </style:style>
    <style:style style:name="P6" style:family="paragraph" style:parent-style-name="Text_20_body">
      <style:paragraph-properties fo:padding="0.049cm" fo:border="0.002cm solid #d9d9e3"/>
      <style:text-properties style:font-name="Arial Black1" fo:font-size="14pt" style:font-size-asian="14pt" style:font-size-complex="14pt"/>
    </style:style>
    <style:style style:name="P7" style:family="paragraph" style:parent-style-name="Text_20_body">
      <style:paragraph-properties fo:text-align="start" style:justify-single-word="false" fo:break-before="page"/>
      <style:text-properties style:font-name="Arial Black1" fo:font-size="14pt" style:font-size-asian="14pt" style:font-size-complex="14pt"/>
    </style:style>
    <style:style style:name="P8" style:family="paragraph" style:parent-style-name="Text_20_body" style:master-page-name="">
      <style:paragraph-properties fo:margin-left="0cm" fo:margin-right="0cm" fo:margin-top="0cm" fo:margin-bottom="0.212cm" fo:text-align="start" style:justify-single-word="false" fo:text-indent="0cm" style:auto-text-indent="false" style:page-number="auto"/>
      <style:text-properties style:font-name="Arial Black1" fo:font-size="14pt" style:font-size-asian="14pt" style:font-size-complex="14pt"/>
    </style:style>
    <style:style style:name="P9" style:family="paragraph" style:parent-style-name="Text_20_body">
      <style:paragraph-properties fo:margin-left="0cm" fo:margin-right="0cm" fo:margin-top="0cm" fo:margin-bottom="0.212cm" fo:text-align="start" style:justify-single-word="false" fo:text-indent="0cm" style:auto-text-indent="false"/>
      <style:text-properties style:font-name="Arial Black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gnologia</text:p>
      <text:p text:style-name="P3">entrega 6 del 6 del 2023</text:p>
      <text:p text:style-name="P3">profesor david </text:p>
      <text:p text:style-name="P1"/>
      <text:p text:style-name="P1">historia de mercadeo entre AMD e INTEL </text:p>
      <text:p text:style-name="P2">El escenario de mercado de AMD e INTEL es un altamente competitivo en la industria de los microprocesadores. Estas dos empresas, AMD Advanced Micro Devices e Intel, han estado compitiendo durante.</text:p>
      <text:p text:style-name="P2"/>
      <text:p text:style-name="P2"/>
      <text:p text:style-name="P4">AMD e Intel son dos de las empresas más conocidas y competidoras en el mercado de los microprocesadores. A lo largo de su historia, han mantenido una intensa rivalidad en la industria de la tecnología, que ha llevado a importantes avances y competencias en el desarrollo de nuevas tecnologías y productos.</text:p>
      <text:p text:style-name="P5">En la década de 1980, Intel se estableció como uno de los principales fabricantes de microprocesadores para computadoras personales con la serie de procesadores x86. Sin embargo, en la década de 1990, AMD comenzó a desafiar la posición dominante de Intel al lanzar su línea de procesadores AMD K5 y K6, que ofrecían un rendimiento competitivo y un precio más bajo. </text:p>
      <text:p text:style-name="P5"/>
      <text:p text:style-name="P5">En 2003, AMD lanzó su serie de procesadores AMD Athlon 64, que fue el primer procesador compatible con la arquitectura de 64 bits en el mercado de consumo. Esto le dio a AMD una ventaja sobre Intel durante algún tiempo, ya que los procesadores de Intel en ese momento aún eran de 32 bits.</text:p>
      <text:p text:style-name="P6"><text:soft-page-break/>Sin embargo, Intel no se quedó atrás y en 2006 lanzó su serie de procesadores Intel Core basados ​​en la arquitectura Core, que demostraron ser altamente eficientes y competitivos. Esto llevó un período en el que Intel dominó el mercado de procesadores durante varios años.</text:p>
      <text:p text:style-name="P6">En 2011, AMD lanzó su arquitectura Bulldozer con la serie de procesadores AMD FX. Sin embargo, esta arquitectura no tuvo tanto éxito como se esperaba y no se equiparó satisfactoriamente con los procesadores de Intel en términos de rendimiento y eficiencia energética.</text:p>
      <text:p text:style-name="P6"/>
      <text:p text:style-name="P5">En los últimos años, AMD ha experimentado un resurgimiento significativo con el lanzamiento de su arquitectura Zen y la serie de procesadores AMD Ryzen. Estos procesadores han obtenido reconocimiento por su rendimiento competitivo y precio atractivo, lo que ha alcanzado la competencia con Intel.</text:p>
      <text:p text:style-name="P6">La rivalidad entre AMD e Intel ha impulsado la innovación y el desarrollo de nuevas tecnologías en la industria de los microprocesadores. Ambas empresas presentan lanzando productos nuevos y mejorados periódicamente para atraer a los consumidores y mantener su posición en el mercado.</text:p>
      <text:p text:style-name="P8"/>
      <text:p text:style-name="P9">Conclusion AMD e INTEL son las mejores enpresas de tegnologia y tiene una competencia sana.</text:p>
      <text:p text:style-name="P9"><text:s text:c="2"/></text:p>
      <text:p text:style-name="P9">biografia. New.chat</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Bahnschrift" svg:font-family="Bahnschrif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loaga </meta:initial-creator>
    <meta:creation-date>2023-06-04T10:55:04.76</meta:creation-date>
    <meta:document-statistic meta:table-count="0" meta:image-count="0" meta:object-count="0" meta:page-count="3" meta:paragraph-count="15" meta:word-count="404" meta:character-count="2474"/>
    <dc:date>2023-06-04T12:02:12.09</dc:date>
    <dc:creator>soloaga </dc:creator>
    <meta:editing-duration>PT6M17S</meta:editing-duration>
    <meta:editing-cycles>1</meta:editing-cycles>
    <meta:generator>OpenOffice/4.1.14$Win32 OpenOffice.org_project/4114m1$Build-9811</meta:generator>
  </office:meta>
</office:document-meta>
</file>